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c5d" officeooo:paragraph-rsid="0013ac5d"/>
    </style:style>
    <style:style style:name="P2" style:family="paragraph" style:parent-style-name="Standard" style:list-style-name="L1">
      <style:text-properties officeooo:rsid="0013ac5d" officeooo:paragraph-rsid="0013ac5d"/>
    </style:style>
    <style:style style:name="P3" style:family="paragraph" style:parent-style-name="Standard" style:list-style-name="L2">
      <style:text-properties officeooo:rsid="0013ac5d" officeooo:paragraph-rsid="0013ac5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10 Minutes</text:p>
      <text:p text:style-name="P1">Thursday March 26<text:span text:style-name="T1">th</text:span> 2015</text:p>
      <text:p text:style-name="P1">Attendance: Nicole, Madhavi, Mathias, Miguel, Tim, Yibin</text:p>
      <text:p text:style-name="P1">Chair: Miguel</text:p>
      <text:p text:style-name="P1">Official Meeting Minutes Taken By: Nicole</text:p>
      <text:p text:style-name="P1">Start: 11:40 AM</text:p>
      <text:p text:style-name="P1"/>
      <text:p text:style-name="P1">Agenda:</text:p>
      <text:p text:style-name="P1"/>
      <text:p text:style-name="P1">1. Features to implement:</text:p>
      <text:list xml:id="list4597855408150770513" text:style-name="L1">
        <text:list-item>
          <text:p text:style-name="P2">Integrate Long/Short-Term to GUI</text:p>
        </text:list-item>
        <text:list-item>
          <text:p text:style-name="P2">Precipitation labels</text:p>
        </text:list-item>
        <text:list-item>
          <text:p text:style-name="P2">Max/Min Temp labels for Long-Term</text:p>
        </text:list-item>
        <text:list-item>
          <text:p text:style-name="P2">Add Enter-&gt;Select to MyLocations Pane</text:p>
        </text:list-item>
      </text:list>
      <text:p text:style-name="P1"/>
      <text:p text:style-name="P1">2. Bugs to fix:</text:p>
      <text:list xml:id="list6464654155881542573" text:style-name="L2">
        <text:list-item>
          <text:p text:style-name="P3">Air pressure decimal points too big (sometimes)</text:p>
        </text:list-item>
        <text:list-item>
          <text:p text:style-name="P3">Refresh crashes when CurrentWeather = NULL</text:p>
        </text:list-item>
        <text:list-item>
          <text:p text:style-name="P3">Wind direction in degrees instead of N, NE, NW, etc.</text:p>
        </text:list-item>
      </text:list>
      <text:p text:style-name="P1"/>
      <text:p text:style-name="P1">Action Items:</text:p>
      <text:p text:style-name="P1"/>
      <text:p text:style-name="P1">Nicole: fix wind direction bug, update UML, standardise field case and comments</text:p>
      <text:p text:style-name="P1">Tim: fix other bugs</text:p>
      <text:p text:style-name="P1">Madhavi: ensure java-doc style in the project, work on precipitation data</text:p>
      <text:p text:style-name="P1">Mathias: work on GUI labels</text:p>
      <text:p text:style-name="P1">Yibin: push code to git</text:p>
      <text:p text:style-name="P1">Miguel: work on Enter-&gt;Select to MyLocations Pane</text:p>
      <text:p text:style-name="P1"/>
      <text:p text:style-name="P1">Next Meeting: T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</meta:initial-creator>
    <meta:creation-date>2015-03-26T14:29:52.517372186</meta:creation-date>
    <dc:date>2015-03-26T14:40:23.597337431</dc:date>
    <dc:creator>Nicole </dc:creator>
    <meta:editing-duration>P0D</meta:editing-duration>
    <meta:editing-cycles>1</meta:editing-cycles>
    <meta:document-statistic meta:table-count="0" meta:image-count="0" meta:object-count="0" meta:page-count="1" meta:paragraph-count="24" meta:word-count="129" meta:character-count="785" meta:non-whitespace-character-count="687"/>
    <meta:generator>LibreOffice/4.2.7.2$Linux_X86_64 LibreOffice_project/420m0$Build-2</meta:generator>
  </office:meta>
</office:document-meta>
</file>